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18f" officeooo:paragraph-rsid="0014218f"/>
    </style:style>
    <style:style style:name="P2" style:family="paragraph" style:parent-style-name="Standard">
      <style:text-properties officeooo:rsid="0014c719" officeooo:paragraph-rsid="0014c7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14c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vi Patel</text:p>
      <text:p text:style-name="P1">Pset 3</text:p>
      <text:p text:style-name="P1"/>
      <text:p text:style-name="P1">2f) Time taken: 19.7 sec of real-time</text:p>
      <text:p text:style-name="P1"/>
      <text:p text:style-name="P1">real <text:s text:c="3"/>0m19.177s</text:p>
      <text:p text:style-name="P1">user <text:s text:c="3"/>0m19.051s</text:p>
      <text:p text:style-name="P1">sys <text:s text:c="4"/>0m0.100s</text:p>
      <text:p text:style-name="P1"/>
      <text:p text:style-name="P1">3c) Time taken: <text:span text:style-name="T5">4.0 sec of real-time</text:span></text:p>
      <text:p text:style-name="P1"/>
      <text:p text:style-name="P2">real <text:s text:c="3"/>0m4.033s</text:p>
      <text:p text:style-name="P2">user <text:s text:c="3"/>0m3.824s</text:p>
      <text:p text:style-name="P2">sys <text:s text:c="4"/>0m0.204s</text:p>
      <text:p text:style-name="P1"/>
      <text:p text:style-name="P1">3d) All dictionary lookups take O(1) time</text:p>
      <text:p text:style-name="P1"/>
      <text:p text:style-name="P1">3e) The space complexity is based on the size of the genome, and the number of k-mers you can make with sequences of that size. Thus, in this case the genome with length <text:span text:style-name="T1">G</text:span><text:span text:style-name="T2"> and</text:span> <text:span text:style-name="T4">with</text:span> reads of length <text:span text:style-name="T1">R</text:span><text:span text:style-name="T2">, the complexity is O(</text:span><text:span text:style-name="T1">G</text:span><text:span text:style-name="T2">*</text:span><text:span text:style-name="T1">R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05:12.274550506</meta:creation-date>
    <dc:date>2017-02-14T14:38:23.160761480</dc:date>
    <meta:editing-duration>PT28M2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81" meta:character-count="456" meta:non-whitespace-character-count="363"/>
  </office:meta>
</office:document-meta>
</file>